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81cm" svg:x="7.35cm" svg:y="4.17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3.81cm" svg:height="1.27cm" svg:x="1.635cm" svg:y="4.175cm">
          <text:p text:style-name="P1">About.html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5cm" svg:y1="6.08cm" svg:x2="3.54cm" svg:y2="4.175cm" draw:start-shape="id1" draw:start-glue-point="5" draw:end-shape="id2" draw:end-glue-point="0" svg:d="m7350 6080h-952v-2406h-2858v501">
          <text:p/>
        </draw:connector>
        <draw:custom-shape draw:style-name="gr1" draw:text-style-name="P1" xml:id="id3" draw:id="id3" draw:layer="layout" svg:width="4.445cm" svg:height="1.905cm" svg:x="14.97cm" svg:y="2.905cm">
          <text:p text:style-name="P1">Myfamily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3cm" svg:y1="6.08cm" svg:x2="14.97cm" svg:y2="3.857cm" draw:start-shape="id1" draw:start-glue-point="7" draw:end-shape="id3" svg:d="m12430 6080h1270v-2223h1270">
          <text:p/>
        </draw:connector>
        <draw:custom-shape draw:style-name="gr1" draw:text-style-name="P1" xml:id="id4" draw:id="id4" draw:layer="layout" svg:width="3.81cm" svg:height="1.27cm" svg:x="8.62cm" svg:y="11.16cm">
          <text:p text:style-name="P1">Friend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9cm" svg:y1="7.985cm" svg:x2="10.525cm" svg:y2="11.16cm" draw:start-shape="id1" draw:start-glue-point="6" draw:end-shape="id4" draw:end-glue-point="0" svg:d="m9890 7985v1588h635v1587">
          <text:p/>
        </draw:connector>
        <draw:custom-shape draw:style-name="gr3" draw:text-style-name="P1" xml:id="id5" draw:id="id5" draw:layer="layout" svg:width="6.35cm" svg:height="3.175cm" svg:x="1cm" svg:y="11.795cm">
          <text:p text:style-name="P1">Frienddpicture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62cm" svg:y1="11.795cm" svg:x2="7.35cm" svg:y2="13.382cm" draw:start-shape="id4" draw:start-glue-point="3" draw:end-shape="id5" svg:d="m8620 11795h-634v1587h-636">
          <text:p/>
        </draw:connector>
        <draw:custom-shape draw:style-name="gr1" draw:text-style-name="P1" xml:id="id6" draw:id="id6" draw:layer="layout" svg:width="5.08cm" svg:height="4.445cm" svg:x="14.335cm" svg:y="10.525cm">
          <text:p text:style-name="P1">Aboutfriend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43cm" svg:y1="11.795cm" svg:x2="16.875cm" svg:y2="10.525cm" draw:start-shape="id4" draw:start-glue-point="1" draw:end-shape="id6" draw:end-glue-point="4" svg:d="m12430 11795h953v-1772h3492v502">
          <text:p/>
        </draw:connector>
      </draw:page>
      <draw:page draw:name="page2" draw:style-name="dp1" draw:master-page-name="Default">
        <draw:custom-shape draw:style-name="gr1" draw:text-style-name="P2" draw:layer="layout" svg:width="17.145cm" svg:height="2.54cm" svg:x="2.27cm" svg:y="1.635cm">
          <text:p text:style-name="P1"><text:span text:style-name="T1">Family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2.27cm" svg:y="4.81cm">
          <text:p text:style-name="P1">fat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6.715cm" svg:y="4.81cm">
          <text:p text:style-name="P1">mot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15.605cm" svg:y="4.81cm">
          <text:p text:style-name="P1">sis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11.16cm" svg:y="4.81cm">
          <text:p text:style-name="P1">dog”MIMI”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12.7cm" svg:x="2.27cm" svg:y="7.35cm">
          <text:p text:style-name="P1">Father </text:p>
          <text:p text:style-name="P1">My father is 47 . He is from Taiwan .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1:08:06</meta:creation-date>
    <dc:date>2012-04-24T15:25:26</dc:date>
    <dc:creator>Student </dc:creator>
    <meta:editing-duration>PT2H27M29S</meta:editing-duration>
    <meta:editing-cycles>4</meta:editing-cycles>
    <meta:generator>LibreOffice/3.3$Linux LibreOffice_project/330m19$Build-202</meta:generator>
    <meta:document-statistic meta:object-count="17"/>
  </office:meta>
</office:document-meta>
</file>